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2ecc5" officeooo:paragraph-rsid="001510c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10c9" officeooo:paragraph-rsid="001510c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510c9" officeooo:paragraph-rsid="001510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2ecc5" officeooo:paragraph-rsid="001510c9" style:font-size-asian="17.5pt" style:font-weight-asian="bold" style:font-size-complex="20pt" style:font-weight-complex="bold"/>
    </style:style>
    <style:style style:name="T1" style:family="text">
      <style:text-properties officeooo:rsid="000402f2"/>
    </style:style>
    <style:style style:name="T2" style:family="text">
      <style:text-properties officeooo:rsid="00151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2">7</text:span></text:p>
      <text:p text:style-name="P3"/>
      <text:p text:style-name="P2">Question 1: Write a Shell script program to check whether given file is a directory or not.</text:p>
      <text:p text:style-name="P2">Question 2: Write a Shell script program to count number of files in a Directory.</text:p>
      <text:p text:style-name="P2">Question 3: Write a program to print all prime numbers from 1 to 300. (Hint: Use nested loops,</text:p>
      <text:p text:style-name="P2">break and continue)</text:p>
      <text:p text:style-name="P2">Question 4: Write a program to generate all combination of 1, 2 and 3 using for loops.</text:p>
      <text:p text:style-name="P2">Question 5: Write a shell script which displays a list of all files in the current directory to which</text:p>
      <text:p text:style-name="P2">you have read, write and execute permissions.</text:p>
      <text:p text:style-name="P2">Question 6: Write a shell script which will receive any number of filenames as arguments. The</text:p>
      <text:p text:style-name="P2">shell script should check whether every arguments supplied is a file or a directory. If it is a directory</text:p>
      <text:p text:style-name="P2">it should be appropriately reported. If it is a filename then name of the file as well as the number of</text:p>
      <text:p text:style-name="P2">lines present in it should be repo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09:23:31.109649983</dc:date>
    <meta:document-statistic meta:table-count="0" meta:image-count="0" meta:object-count="0" meta:page-count="1" meta:paragraph-count="12" meta:word-count="161" meta:character-count="879" meta:non-whitespace-character-count="720"/>
    <meta:generator>LibreOffice/4.2.8.2$Linux_X86_64 LibreOffice_project/420m0$Build-2</meta:generator>
  </office:meta>
</office:document-meta>
</file>